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use-window-font-color="true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3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 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Rafaga</text:p>
          </table:table-cell>
          <table:table-cell table:style-name="ce1" office:value-type="string" calcext:value-type="string">
            <text:p>Tiempo de Llegada</text:p>
          </table:table-cell>
          <table:table-cell table:style-name="ce1" office:value-type="string" calcext:value-type="string">
            <text:p>Prioridad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EJERCICIO A </text:p>
          </table:table-cell>
          <table:covered-table-cell table:number-columns-repeated="2"/>
          <table:covered-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EJERCICIO B</text:p>
          </table:table-cell>
          <table:covered-table-cell table:number-columns-repeated="2"/>
          <table:covered-table-cell table:style-name="ce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EJERCICIO C</text:p>
          </table:table-cell>
          <table:covered-table-cell table:number-columns-repeated="2"/>
          <table:covered-table-cell table:style-name="ce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CFS " table:style-name="ta1">
        <table:table-column table:style-name="co1" table:number-columns-repeated="22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EJERCICIO A</text:p>
          </table:table-cell>
          <table:covered-table-cell table:number-columns-repeated="2" table:style-name="ce39"/>
          <table:table-cell table:style-name="ce39" table:number-columns-repeated="16"/>
          <table:table-cell table:number-columns-repeated="3"/>
        </table:table-row>
        <table:table-row table:style-name="ro1">
          <table:table-cell table:style-name="ce8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6"/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13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4" table:style-name="ce19" office:value-type="string" calcext:value-type="string">
            <text:p>.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7"/>
          <table:table-cell table:number-columns-repeated="10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style-name="ce11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office:value-type="float" office:value="6.75" calcext:value-type="float">
            <text:p>6,75</text:p>
          </table:table-cell>
          <table:table-cell table:style-name="ce10"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table:style-name="ce12" table:number-columns-repeated="3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B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/>
          <table:table-cell table:number-columns-repeated="6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4" table:style-name="ce19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6" table:style-name="ce1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/>
          <table:table-cell table:number-columns-repeated="9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2"/>
          <table:table-cell table:number-columns-repeated="12" table:style-name="ce20" office:value-type="string" calcext:value-type="string">
            <text:p>.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style-name="ce11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office:value-type="float" office:value="7.25" calcext:value-type="float">
            <text:p>7,25</text:p>
          </table:table-cell>
          <table:table-cell table:style-name="ce10"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C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10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9" table:style-name="ce19" office:value-type="string" calcext:value-type="string">
            <text:p>.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4" table:style-name="ce19" office:value-type="string" calcext:value-type="string">
            <text:p>.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3"/>
          <table:table-cell table:number-columns-repeated="10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style-name="ce11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office:value-type="float" office:value="5.75" calcext:value-type="float">
            <text:p>5,75</text:p>
          </table:table-cell>
          <table:table-cell table:style-name="ce10"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 table:number-rows-repeated="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JF" table:style-name="ta1">
        <table:table-column table:style-name="co1" table:number-columns-repeated="3" table:default-cell-style-name="ce11"/>
        <table:table-column table:style-name="co1" table:number-columns-repeated="19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EJERCICIO A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10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Default"/>
          <table:table-cell table:style-name="ce18"/>
          <table:table-cell table:number-columns-repeated="3" table:style-name="ce19" office:value-type="string" calcext:value-type="string">
            <text:p>.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5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Default"/>
          <table:table-cell table:number-columns-repeated="11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number-columns-repeated="7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0" table:number-columns-repeated="3"/>
          <table:table-cell table:style-name="ce17" table:number-columns-repeated="5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9];[.B10];[.B11];[.B12])" office:value-type="float" office:value="21" calcext:value-type="float">
            <text:p>21</text:p>
          </table:table-cell>
          <table:table-cell table:style-name="ce10" table:formula="of:=SUM([.C9];[.C10];[.C11];[.C12])"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14];4)" office:value-type="string" office:string-value="5.25" calcext:value-type="string">
            <text:p>5.25</text:p>
          </table:table-cell>
          <table:table-cell table:style-name="ce10" table:formula="of:=IMDIV([.C14];4)" office:value-type="string" office:string-value="9.75" calcext:value-type="string">
            <text:p>9.75</text:p>
          </table:table-cell>
          <table:table-cell table:number-columns-repeated="19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B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Default"/>
          <table:table-cell table:number-columns-repeated="13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Default"/>
          <table:table-cell table:style-name="ce18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/>
          <table:table-cell table:style-name="ce21"/>
          <table:table-cell/>
          <table:table-cell table:style-name="ce21"/>
          <table:table-cell table:style-name="ce19" table:number-columns-repeated="5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19" office:value-type="string" calcext:value-type="string">
            <text:p>.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19" table:number-columns-repeated="2"/>
          <table:table-cell table:number-columns-repeated="5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2"/>
          <table:table-cell table:number-columns-repeated="6" table:style-name="ce20" office:value-type="string" calcext:value-type="string">
            <text:p>.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number-columns-repeated="6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25];[.B26];[.B27];[.B28])" office:value-type="float" office:value="21" calcext:value-type="float">
            <text:p>21</text:p>
          </table:table-cell>
          <table:table-cell table:style-name="ce10" table:formula="of:=SUM([.C25];[.C26];[.C27];[.C28])"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30];4)" office:value-type="string" office:string-value="5.25" calcext:value-type="string">
            <text:p>5.25</text:p>
          </table:table-cell>
          <table:table-cell table:style-name="ce10" table:formula="of:=IMDIV([.C30];4)" office:value-type="string" office:string-value="10.25" calcext:value-type="string">
            <text:p>10.2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C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3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Default"/>
          <table:table-cell table:style-name="ce18"/>
          <table:table-cell table:number-columns-repeated="3" table:style-name="ce19" office:value-type="string" calcext:value-type="string">
            <text:p>.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5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Default"/>
          <table:table-cell table:number-columns-repeated="11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3"/>
          <table:table-cell table:number-columns-repeated="4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17" table:number-columns-repeated="6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41];[.B42];[.B43];[.B44])" office:value-type="float" office:value="18" calcext:value-type="float">
            <text:p>18</text:p>
          </table:table-cell>
          <table:table-cell table:style-name="ce10" table:formula="of:=SUM([.C41];[.C42];[.C43];[.C44])"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46];4)" office:value-type="string" office:string-value="4.5" calcext:value-type="string">
            <text:p>4.5</text:p>
          </table:table-cell>
          <table:table-cell table:style-name="ce10" table:formula="of:=IMDIV([.C46];4)" office:value-type="string" office:string-value="9" calcext:value-type="string">
            <text:p>9</text:p>
          </table:table-cell>
          <table:table-cell table:number-columns-repeated="19"/>
        </table:table-row>
      </table:table>
      <table:table table:name="RR(q=3)" table:style-name="ta1"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19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EJERCICIO A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.</text:p>
          </table:table-cell>
          <table:table-cell table:number-columns-repeated="7" table:style-name="ce19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6" table:style-name="ce19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2" table:style-name="ce19" office:value-type="string" calcext:value-type="string">
            <text:p>.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8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number-columns-repeated="5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 table:style-name="ce20" office:value-type="string" calcext:value-type="string">
            <text:p>.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9];[.B10];[.B11];[.B12])" office:value-type="float" office:value="39" calcext:value-type="float">
            <text:p>39</text:p>
          </table:table-cell>
          <table:table-cell table:style-name="ce10" table:formula="of:=SUM([.C9];[.C10];[.C11];[.C12])"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14];4)" office:value-type="string" office:string-value="9.75" calcext:value-type="string">
            <text:p>9.75</text:p>
          </table:table-cell>
          <table:table-cell table:style-name="ce10" table:formula="of:=IMDIV([.C14];4)" office:value-type="string" office:string-value="14.25" calcext:value-type="string">
            <text:p>14.25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C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6" table:style-name="ce19" office:value-type="string" calcext:value-type="string">
            <text:p>.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/>
          <table:table-cell table:number-columns-repeated="5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4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2" table:style-name="ce19" office:value-type="string" calcext:value-type="string">
            <text:p>.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8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3"/>
          <table:table-cell table:number-columns-repeated="7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.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25];[.B26];[.B27];[.B28])" office:value-type="float" office:value="30" calcext:value-type="float">
            <text:p>30</text:p>
          </table:table-cell>
          <table:table-cell table:style-name="ce10" table:formula="of:=SUM([.C25];[.C26];[.C27];[.C28])"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30];4)" office:value-type="string" office:string-value="7.5" calcext:value-type="string">
            <text:p>7.5</text:p>
          </table:table-cell>
          <table:table-cell table:style-name="ce10" table:formula="of:=IMDIV([.C30];4)" office:value-type="string" office:string-value="12" calcext:value-type="string">
            <text:p>12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B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/>
          <table:table-cell table:number-columns-repeated="2" table:style-name="ce19" office:value-type="string" calcext:value-type="string">
            <text:p>.</text:p>
          </table:table-cell>
          <table:table-cell table:style-name="ce50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8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4" table:style-name="ce19" office:value-type="string" calcext:value-type="string">
            <text:p>.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19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" table:style-name="ce19" office:value-type="string" calcext:value-type="string">
            <text:p>.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" table:style-name="ce19" office:value-type="string" calcext:value-type="string">
            <text:p>.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2"/>
          <table:table-cell table:number-columns-repeated="8" table:style-name="ce20" office:value-type="string" calcext:value-type="string">
            <text:p>.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.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41];[.B42];[.B43];[.B44])" office:value-type="float" office:value="37" calcext:value-type="float">
            <text:p>37</text:p>
          </table:table-cell>
          <table:table-cell table:style-name="ce10" table:formula="of:=SUM([.C41];[.C42];[.C43];[.C44])"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46];4)" office:value-type="string" office:string-value="9.25" calcext:value-type="string">
            <text:p>9.25</text:p>
          </table:table-cell>
          <table:table-cell table:style-name="ce10" table:formula="of:=IMDIV([.C46];4)" office:value-type="string" office:string-value="14.25" calcext:value-type="string">
            <text:p>14.25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</table:table>
      <table:table table:name="Prioridad no expropiativo" table:style-name="ta1"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19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EJERCICIO A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3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13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8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number-columns-repeated="4" table:style-name="ce20" office:value-type="string" calcext:value-type="string">
            <text:p>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17" table:number-columns-repeated="6"/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9];[.B10];[.B11];[.B12])" office:value-type="float" office:value="25" calcext:value-type="float">
            <text:p>25</text:p>
          </table:table-cell>
          <table:table-cell table:style-name="ce10" table:formula="of:=SUM([.C9];[.C10];[.C11];[.C12])"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14];4)" office:value-type="string" office:string-value="6.25" calcext:value-type="string">
            <text:p>6.25</text:p>
          </table:table-cell>
          <table:table-cell table:style-name="ce10" table:formula="of:=IMDIV([.C14];4)" office:value-type="string" office:string-value="10.75" calcext:value-type="string">
            <text:p>10.75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B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/>
          <table:table-cell table:number-columns-repeated="13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5" table:style-name="ce19" office:value-type="string" calcext:value-type="string">
            <text:p>.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/>
          <table:table-cell table:style-name="ce19" table:number-columns-repeated="2"/>
          <table:table-cell table:number-columns-repeated="5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2"/>
          <table:table-cell table:number-columns-repeated="6" table:style-name="ce20" office:value-type="string" calcext:value-type="string">
            <text:p>.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7" table:number-columns-repeated="6"/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25];[.B26];[.B27];[.B28])" office:value-type="float" office:value="24" calcext:value-type="float">
            <text:p>24</text:p>
          </table:table-cell>
          <table:table-cell table:style-name="ce10" table:formula="of:=SUM([.C25];[.C26];[.C27];[.C28])" office:value-type="float" office:value="44" calcext:value-type="float">
            <text:p>44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30];4)" office:value-type="string" office:string-value="6" calcext:value-type="string">
            <text:p>6</text:p>
          </table:table-cell>
          <table:table-cell table:style-name="ce10" table:formula="of:=IMDIV([.C30];4)" office:value-type="string" office:string-value="11" calcext:value-type="string">
            <text:p>11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C</text:p>
          </table:table-cell>
          <table:covered-table-cell/>
          <table:covered-table-cell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9"/>
          <table:table-cell table:number-columns-repeated="3"/>
          <table:table-cell table:style-name="ce24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/>
          <table:table-cell table:style-name="ce18"/>
          <table:table-cell table:number-columns-repeated="13" table:style-name="ce1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/>
          <table:table-cell table:number-columns-repeated="8" table:style-name="ce19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number-columns-repeated="3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/>
          <table:table-cell table:style-name="ce20" table:number-columns-repeated="3"/>
          <table:table-cell table:style-name="ce20" office:value-type="string" calcext:value-type="string">
            <text:p>.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2" table:number-columns-repeated="5"/>
          <table:table-cell table:style-name="ce17" table:number-columns-repeated="6"/>
          <table:table-cell table:style-name="ce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41];[.B42];[.B43];[.B44])" office:value-type="float" office:value="22" calcext:value-type="float">
            <text:p>22</text:p>
          </table:table-cell>
          <table:table-cell table:style-name="ce10" table:formula="of:=SUM([.C41];[.C42];[.C43];[.C44])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46];4)" office:value-type="string" office:string-value="5.5" calcext:value-type="string">
            <text:p>5.5</text:p>
          </table:table-cell>
          <table:table-cell table:style-name="ce10" table:formula="of:=IMDIV([.C46];4)" office:value-type="string" office:string-value="10" calcext:value-type="string">
            <text:p>10</text:p>
          </table:table-cell>
          <table:table-cell table:number-columns-repeated="1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9"/>
        </table:table-row>
      </table:table>
      <table:table table:name="Prioridad expropiativo" table:style-name="ta1">
        <table:table-column table:style-name="co1" table:number-columns-repeated="3" table:default-cell-style-name="ce11"/>
        <table:table-column table:style-name="co1" table:number-columns-repeated="19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EJERCICIO A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" table:style-name="ce19" office:value-type="string" calcext:value-type="string">
            <text:p>.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51"/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/>
          <table:table-cell table:style-name="ce18"/>
          <table:table-cell table:number-columns-repeated="13" table:style-name="ce19" office:value-type="string" calcext:value-type="string">
            <text:p>.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/>
          <table:table-cell table:number-columns-repeated="4" table:style-name="ce19" office:value-type="string" calcext:value-type="string">
            <text:p>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51"/>
          <table:table-cell table:style-name="ce24" table:number-columns-repeated="2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3"/>
          <table:table-cell table:style-name="ce17" table:number-columns-repeated="2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9];[.B10];[.B11];[.B12])" office:value-type="float" office:value="27" calcext:value-type="float">
            <text:p>27</text:p>
          </table:table-cell>
          <table:table-cell table:style-name="ce10" table:formula="of:=SUM([.C9];[.C10];[.C11];[.C12])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14];4)" office:value-type="string" office:string-value="6.75" calcext:value-type="string">
            <text:p>6.75</text:p>
          </table:table-cell>
          <table:table-cell table:style-name="ce10" table:formula="of:=IMDIV([.C14];4)" office:value-type="string" office:string-value="11.25" calcext:value-type="string">
            <text:p>11.2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B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6" calcext:value-type="float">
            <text:p>6</text:p>
          </table:table-cell>
          <table:table-cell table:number-columns-repeated="7" table:style-name="ce19" office:value-type="string" calcext:value-type="string">
            <text:p>.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51" table:number-columns-repeated="3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/>
          <table:table-cell table:style-name="ce18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13"/>
          <table:table-cell table:style-name="ce51" table:number-columns-repeated="3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3" table:style-name="ce19" office:value-type="string" calcext:value-type="string">
            <text:p>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0" table:number-columns-repeated="3"/>
          <table:table-cell table:style-name="ce20" office:value-type="string" calcext:value-type="string">
            <text:p>.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1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25];[.B26];[.B27];[.B28])" office:value-type="float" office:value="21" calcext:value-type="float">
            <text:p>21</text:p>
          </table:table-cell>
          <table:table-cell table:style-name="ce10" table:formula="of:=SUM([.C25];[.C26];[.C27];[.C28])"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30];4)" office:value-type="string" office:string-value="5.25" calcext:value-type="string">
            <text:p>5.25</text:p>
          </table:table-cell>
          <table:table-cell table:style-name="ce10" table:formula="of:=IMDIV([.C30];4)" office:value-type="string" office:string-value="10.25" calcext:value-type="string">
            <text:p>10.2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5" office:value-type="string" calcext:value-type="string" table:number-columns-spanned="3" table:number-rows-spanned="1">
            <text:p>EJERCICIO C</text:p>
          </table:table-cell>
          <table:covered-table-cell table:number-columns-repeated="2" table:style-name="Default"/>
          <table:table-cell table:number-columns-repeated="19"/>
        </table:table-row>
        <table:table-row table:style-name="ro1">
          <table:table-cell table:style-name="ce13" office:value-type="string" calcext:value-type="string">
            <text:p>Proce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" table:style-name="ce19" office:value-type="string" calcext:value-type="string">
            <text:p>.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51"/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/>
          <table:table-cell table:style-name="ce18"/>
          <table:table-cell table:number-columns-repeated="13" table:style-name="ce19" office:value-type="string" calcext:value-type="string">
            <text:p>.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24" table:number-columns-repeated="2"/>
          <table:table-cell table:style-name="ce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 table:style-name="ce19" office:value-type="string" calcext:value-type="string">
            <text:p>.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51"/>
          <table:table-cell table:style-name="ce24" table:number-columns-repeated="2"/>
          <table:table-cell table:style-name="ce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0" table:number-columns-repeated="4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0"/>
          <table:table-cell table:style-name="ce17" table:number-columns-repeated="2"/>
          <table:table-cell table:style-name="ce23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 table:style-name="ce10" office:value-type="string" calcext:value-type="string">
            <text:p>T. Espera</text:p>
          </table:table-cell>
          <table:table-cell table:style-name="ce10" office:value-type="string" calcext:value-type="string">
            <text:p>T.Retorno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TOTALES</text:p>
          </table:table-cell>
          <table:table-cell table:style-name="ce10" table:formula="of:=SUM([.B41];[.B42];[.B43];[.B44])" office:value-type="float" office:value="27" calcext:value-type="float">
            <text:p>27</text:p>
          </table:table-cell>
          <table:table-cell table:style-name="ce10" table:formula="of:=SUM([.C41];[.C42];[.C43];[.C44])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ROMEDIO</text:p>
          </table:table-cell>
          <table:table-cell table:style-name="ce10" table:formula="of:=IMDIV([.B46];4)" office:value-type="string" office:string-value="6.75" calcext:value-type="string">
            <text:p>6.75</text:p>
          </table:table-cell>
          <table:table-cell table:style-name="ce10" table:formula="of:=IMDIV([.C46];4)" office:value-type="string" office:string-value="11.25" calcext:value-type="string">
            <text:p>11.2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7:41:45.6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4:53:19.274000000</meta:creation-date>
    <dc:date>2020-10-08T18:49:44.205000000</dc:date>
    <meta:editing-duration>PT40M45S</meta:editing-duration>
    <meta:editing-cycles>7</meta:editing-cycles>
    <meta:generator>LibreOffice/6.4.4.2$Windows_X86_64 LibreOffice_project/3d775be2011f3886db32dfd395a6a6d1ca2630ff</meta:generator>
    <meta:document-statistic meta:table-count="6" meta:cell-count="1443" meta:object-count="0"/>
  </office:meta>
</office:document-meta>
</file>